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notationConfigApplicationContext.setBeanNameGenerator( BeanNameGenerator beanNameGene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notationConfigApplicationContext.AnnotationConfig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notationConfigApplicationContext.AnnotationConfigApplicationContext( Class &lt; ? &gt; ... componentClass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ConfigApplicationContext.registerBean( @ Nullable String beanName , Class &lt; T &gt; beanClass , @ Nullable Supplier &lt; T &gt; supplier , BeanDefinitionCustomizer ... customiz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ConfigApplicationContext.setEnvironment( ConfigurableEnvironment environ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ConfigApplicationContext.register( Class &lt; ? &gt; ... componentClass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nnotationConfigApplicationContext.AnnotationConfigApplicationContext( DefaultListable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ConfigApplicationContext.setScopeMetadataResolver( ScopeMetadataResolver scopeMetadata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ConfigApplicationContext.AnnotationConfigApplicationContext( String ... basePackag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ConfigApplicationContext.scan( String ... basePackag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